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b4c7dc" draw:textarea-horizontal-align="justify" draw:textarea-vertical-align="middle" draw:auto-grow-height="false" fo:min-height="0.887cm" fo:min-width="1.8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065cm" fo:min-width="2.235cm"/>
    </style:style>
    <style:style style:name="gr3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2.561cm" fo:min-width="11.14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4.778cm" fo:min-width="23.896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a933" draw:marker-start-width="0.321cm" draw:marker-end-width="0.321cm" svg:stroke-opacity="60%" draw:fill="solid" draw:fill-color="#00a933" draw:opacity="25%" draw:textarea-horizontal-align="justify" draw:textarea-vertical-align="middle" draw:auto-grow-height="false" fo:min-height="1.194cm" fo:min-width="4.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7cm" fo:min-width="1.8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7cm" fo:min-width="1.85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065cm" fo:min-width="2.234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513cm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243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3.243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 draw:fill-color="#b4c7dc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2a6099" draw:opacity="25%"/>
      <style:paragraph-properties fo:text-align="center"/>
    </style:style>
    <style:style style:name="P5" style:family="paragraph"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8000" draw:opacity="25%"/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0000" draw:opacity="25%"/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solid" draw:fill-color="#00a933" draw:opacity="25%"/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0% 100%" fo:font-size="8pt" fo:font-weight="bold" style:font-size-asian="8pt" style:font-weight-asian="bold" style:font-size-complex="8pt" style:font-weight-complex="bold"/>
    </style:style>
    <style:style style:name="T10" style:family="text">
      <style:text-properties style:text-position="0% 100%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2cm" svg:height="1.719cm" svg:x="5.445cm" svg:y="2.27cm">
          <text:p text:style-name="P1"><text:span text:style-name="T1">Access Point Th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735cm" svg:height="7.315cm" svg:x="2.226cm" svg:y="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11.697cm" svg:height="2.863cm" svg:x="1.36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697cm" svg:height="2.863cm" svg:x="1.368cm" svg:y="10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4.448cm" svg:height="5.08cm" svg:x="1.746cm" svg:y="15.2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2.431cm" svg:height="1.527cm" svg:x="6.001cm" svg:y="5.732cm">
          <text:p text:style-name="P5"><text:span text:style-name="T2">Interface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6" draw:id="id6" draw:layer="layout" svg:width="2.431cm" svg:height="1.527cm" svg:x="6.001cm" svg:y="10.821cm">
          <text:p text:style-name="P5"><text:span text:style-name="T2">Controller 1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08cm" svg:height="1.524cm" svg:x="11.43cm" svg:y="15.884cm">
          <text:p text:style-name="P5"><text:span text:style-name="T2">Driver 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3" draw:id="id3" draw:layer="layout" svg:width="2.43cm" svg:height="1.527cm" svg:x="2.36cm" svg:y="5.732cm">
          <text:p text:style-name="P5"><text:span text:style-name="T2">Interface 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7" draw:id="id7" draw:layer="layout" svg:width="2.431cm" svg:height="1.527cm" svg:x="9.651cm" svg:y="5.732cm">
          <text:p text:style-name="P5"><text:span text:style-name="T2">Interface 1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8" draw:id="id8" draw:layer="layout" svg:width="2.431cm" svg:height="1.527cm" svg:x="9.651cm" svg:y="10.821cm">
          <text:p text:style-name="P5"><text:span text:style-name="T2">Controller 1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08cm" svg:height="1.524cm" svg:x="19.059cm" svg:y="15.884cm">
          <text:p text:style-name="P5"><text:span text:style-name="T2">Driver 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" draw:id="id4" draw:layer="layout" svg:width="2.43cm" svg:height="1.527cm" svg:x="2.36cm" svg:y="10.821cm">
          <text:p text:style-name="P5"><text:span text:style-name="T2">Controller 1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5.08cm" svg:height="1.524cm" svg:x="3.819cm" svg:y="15.884cm">
          <text:p text:style-name="P5"><text:span text:style-name="T2">Driver 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34cm" svg:height="7.315cm" svg:x="5.872cm" svg:y="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734cm" svg:height="7.315cm" svg:x="9.518cm" svg:y="5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3.817cm" svg:height="0.725cm" draw:transform="rotate (1.5707963267949) translate (0.841cm 8.303cm)">
          <draw:text-box>
            <text:p><text:span text:style-name="T3">INTERFACES</text:span></text:p>
          </draw:text-box>
        </draw:frame>
        <draw:frame draw:style-name="gr11" draw:text-style-name="P9" draw:layer="layout" svg:width="3.817cm" svg:height="0.725cm" draw:transform="rotate (1.5707963267949) translate (0.842cm 13.392cm)">
          <draw:text-box>
            <text:p><text:span text:style-name="T3">CONTR</text:span><text:span text:style-name="T3">OLLERS</text:span></text:p>
          </draw:text-box>
        </draw:frame>
        <draw:frame draw:style-name="gr12" draw:text-style-name="P9" draw:layer="layout" svg:width="3.81cm" svg:height="0.763cm" draw:transform="rotate (1.5707963267949) translate (1.023cm 20.66cm)">
          <draw:text-box>
            <text:p><text:span text:style-name="T3">DRIVER</text:span><text:span text:style-name="T3">S</text:span></text:p>
          </draw:text-box>
        </draw:frame>
        <draw:connector draw:style-name="gr13" draw:text-style-name="P3" draw:layer="layout" draw:type="line" svg:x1="7.191cm" svg:y1="3.989cm" svg:x2="7.216cm" svg:y2="5.134cm" draw:start-shape="id1" draw:start-glue-point="8" draw:end-shape="id2" draw:end-glue-point="0" svg:d="M7191 3989l25 1145" svg:viewBox="0 0 26 1146">
          <text:p/>
        </draw:connector>
        <draw:custom-shape draw:style-name="gr7" draw:text-style-name="P8" draw:layer="layout" svg:width="5.08cm" svg:height="1.524cm" svg:x="3.819cm" svg:y="18.424cm">
          <text:p text:style-name="P5"><text:span text:style-name="T2">Driver 4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1.524cm" svg:x="11.43cm" svg:y="18.424cm">
          <text:p text:style-name="P5"><text:span text:style-name="T2">Driver 5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1.524cm" svg:x="19.059cm" svg:y="18.424cm">
          <text:p text:style-name="P5"><text:span text:style-name="T2">Driver N</text:span>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5.416cm" svg:y1="10.223cm" svg:x2="5.416cm" svg:y2="7.997cm" svg:d="M5416 10223v-2226" svg:viewBox="0 0 1 2227">
          <text:p/>
        </draw:connector>
        <draw:connector draw:style-name="gr14" draw:text-style-name="P3" draw:layer="layout" draw:type="line" svg:x1="9.056cm" svg:y1="10.197cm" svg:x2="9.056cm" svg:y2="7.971cm" svg:d="M9056 10197v-2226" svg:viewBox="0 0 1 2227">
          <text:p/>
        </draw:connector>
        <draw:connector draw:style-name="gr14" draw:text-style-name="P3" draw:layer="layout" draw:type="line" svg:x1="5.41cm" svg:y1="13.048cm" svg:x2="5.41cm" svg:y2="15.274cm" svg:d="M5410 13048v2226" svg:viewBox="0 0 1 2227">
          <text:p/>
        </draw:connector>
        <draw:connector draw:style-name="gr14" draw:text-style-name="P3" draw:layer="layout" draw:type="line" svg:x1="9.056cm" svg:y1="13.061cm" svg:x2="9.056cm" svg:y2="15.287cm" svg:d="M9056 13061v2226" svg:viewBox="0 0 1 2227">
          <text:p/>
        </draw:connector>
        <draw:connector draw:style-name="gr15" draw:text-style-name="P3" draw:layer="layout" draw:type="line" svg:x1="3.575cm" svg:y1="7.259cm" svg:x2="3.575cm" svg:y2="10.821cm" draw:start-shape="id3" draw:start-glue-point="2" draw:end-shape="id4" draw:end-glue-point="0" svg:d="M3575 7259v3562" svg:viewBox="0 0 1 3563">
          <text:p/>
        </draw:connector>
        <draw:connector draw:style-name="gr16" draw:text-style-name="P3" draw:layer="layout" draw:type="line" svg:x1="7.216cm" svg:y1="7.259cm" svg:x2="7.216cm" svg:y2="10.821cm" draw:start-shape="id5" draw:start-glue-point="2" draw:end-shape="id6" draw:end-glue-point="0" svg:d="M7216 7259v3562" svg:viewBox="0 0 1 3563">
          <text:p/>
        </draw:connector>
        <draw:connector draw:style-name="gr17" draw:text-style-name="P3" draw:layer="layout" draw:type="line" svg:x1="10.866cm" svg:y1="7.259cm" svg:x2="10.866cm" svg:y2="10.821cm" draw:start-shape="id7" draw:start-glue-point="2" draw:end-shape="id8" draw:end-glue-point="0" svg:d="M10866 7259v3562" svg:viewBox="0 0 1 3563">
          <text:p/>
        </draw:connector>
        <draw:frame draw:style-name="gr18" draw:text-style-name="P10" draw:layer="layout" svg:width="1.587cm" svg:height="0.887cm" svg:x="2.067cm" svg:y="8.837cm">
          <draw:text-box>
            <text:p><text:span text:style-name="T4">Module 1.1</text:span></text:p>
          </draw:text-box>
        </draw:frame>
        <draw:frame draw:style-name="gr18" draw:text-style-name="P10" draw:layer="layout" svg:width="1.6cm" svg:height="0.887cm" svg:x="5.75cm" svg:y="8.838cm">
          <draw:text-box>
            <text:p><text:span text:style-name="T4">Module 1.2</text:span></text:p>
          </draw:text-box>
        </draw:frame>
        <draw:frame draw:style-name="gr18" draw:text-style-name="P10" draw:layer="layout" svg:width="1.753cm" svg:height="0.887cm" svg:x="9.407cm" svg:y="8.849cm">
          <draw:text-box>
            <text:p><text:span text:style-name="T4">Module 1.N</text:span></text:p>
          </draw:text-box>
        </draw:frame>
        <draw:custom-shape draw:style-name="gr1" draw:text-style-name="P2" xml:id="id9" draw:id="id9" draw:layer="layout" svg:width="3.492cm" svg:height="1.719cm" svg:x="18.456cm" svg:y="2.25cm">
          <text:p text:style-name="P1"><text:span text:style-name="T1">Console Th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735cm" svg:height="7.315cm" svg:x="15.237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11.697cm" svg:height="2.863cm" svg:x="14.379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697cm" svg:height="2.863cm" svg:x="14.379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3" draw:id="id13" draw:layer="layout" svg:width="2.431cm" svg:height="1.527cm" svg:x="19.012cm" svg:y="5.712cm">
          <text:p text:style-name="P5"><text:span text:style-name="T2">Interface N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4" draw:id="id14" draw:layer="layout" svg:width="2.431cm" svg:height="1.527cm" svg:x="19.012cm" svg:y="10.801cm">
          <text:p text:style-name="P5"><text:span text:style-name="T2">Controller N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1" draw:id="id11" draw:layer="layout" svg:width="2.43cm" svg:height="1.527cm" svg:x="15.371cm" svg:y="5.712cm">
          <text:p text:style-name="P5"><text:span text:style-name="T2">Interface N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5" draw:id="id15" draw:layer="layout" svg:width="2.431cm" svg:height="1.527cm" svg:x="22.662cm" svg:y="5.712cm">
          <text:p text:style-name="P5"><text:span text:style-name="T2">Interface N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6" draw:id="id16" draw:layer="layout" svg:width="2.431cm" svg:height="1.527cm" svg:x="22.662cm" svg:y="10.801cm">
          <text:p text:style-name="P5"><text:span text:style-name="T2">Controller N.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2" draw:id="id12" draw:layer="layout" svg:width="2.43cm" svg:height="1.527cm" svg:x="15.371cm" svg:y="10.801cm">
          <text:p text:style-name="P5"><text:span text:style-name="T2">Controller N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734cm" svg:height="7.315cm" svg:x="18.883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734cm" svg:height="7.315cm" svg:x="22.529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3.817cm" svg:height="0.725cm" draw:transform="rotate (1.5707963267949) translate (13.852cm 8.283cm)">
          <draw:text-box>
            <text:p><text:span text:style-name="T3">INTERFACES</text:span></text:p>
          </draw:text-box>
        </draw:frame>
        <draw:frame draw:style-name="gr11" draw:text-style-name="P9" draw:layer="layout" svg:width="3.817cm" svg:height="0.725cm" draw:transform="rotate (1.5707963267949) translate (13.853cm 13.372cm)">
          <draw:text-box>
            <text:p><text:span text:style-name="T3">CONTROLLERS</text:span></text:p>
          </draw:text-box>
        </draw:frame>
        <draw:connector draw:style-name="gr13" draw:text-style-name="P3" draw:layer="layout" draw:type="line" svg:x1="20.202cm" svg:y1="3.969cm" svg:x2="20.227cm" svg:y2="5.114cm" draw:start-shape="id9" draw:start-glue-point="8" draw:end-shape="id10" draw:end-glue-point="0" svg:d="M20202 3969l25 1145" svg:viewBox="0 0 26 1146">
          <text:p/>
        </draw:connector>
        <draw:connector draw:style-name="gr14" draw:text-style-name="P3" draw:layer="layout" draw:type="line" svg:x1="18.427cm" svg:y1="10.203cm" svg:x2="18.427cm" svg:y2="7.977cm" svg:d="M18427 10203v-2226" svg:viewBox="0 0 1 2227">
          <text:p/>
        </draw:connector>
        <draw:connector draw:style-name="gr14" draw:text-style-name="P3" draw:layer="layout" draw:type="line" svg:x1="22.067cm" svg:y1="10.177cm" svg:x2="22.067cm" svg:y2="7.951cm" svg:d="M22067 10177v-2226" svg:viewBox="0 0 1 2227">
          <text:p/>
        </draw:connector>
        <draw:connector draw:style-name="gr14" draw:text-style-name="P3" draw:layer="layout" draw:type="line" svg:x1="18.421cm" svg:y1="13.028cm" svg:x2="18.421cm" svg:y2="15.254cm" svg:d="M18421 13028v2226" svg:viewBox="0 0 1 2227">
          <text:p/>
        </draw:connector>
        <draw:connector draw:style-name="gr14" draw:text-style-name="P3" draw:layer="layout" draw:type="line" svg:x1="22.067cm" svg:y1="13.041cm" svg:x2="22.067cm" svg:y2="15.267cm" svg:d="M22067 13041v2226" svg:viewBox="0 0 1 2227">
          <text:p/>
        </draw:connector>
        <draw:connector draw:style-name="gr15" draw:text-style-name="P3" draw:layer="layout" draw:type="line" svg:x1="16.586cm" svg:y1="7.239cm" svg:x2="16.586cm" svg:y2="10.801cm" draw:start-shape="id11" draw:start-glue-point="2" draw:end-shape="id12" draw:end-glue-point="0" svg:d="M16586 7239v3562" svg:viewBox="0 0 1 3563">
          <text:p/>
        </draw:connector>
        <draw:connector draw:style-name="gr16" draw:text-style-name="P3" draw:layer="layout" draw:type="line" svg:x1="20.227cm" svg:y1="7.239cm" svg:x2="20.227cm" svg:y2="10.801cm" draw:start-shape="id13" draw:start-glue-point="2" draw:end-shape="id14" draw:end-glue-point="0" svg:d="M20227 7239v3562" svg:viewBox="0 0 1 3563">
          <text:p/>
        </draw:connector>
        <draw:connector draw:style-name="gr17" draw:text-style-name="P3" draw:layer="layout" draw:type="line" svg:x1="23.877cm" svg:y1="7.239cm" svg:x2="23.877cm" svg:y2="10.801cm" draw:start-shape="id15" draw:start-glue-point="2" draw:end-shape="id16" draw:end-glue-point="0" svg:d="M23877 7239v3562" svg:viewBox="0 0 1 3563">
          <text:p/>
        </draw:connector>
        <draw:frame draw:style-name="gr18" draw:text-style-name="P10" draw:layer="layout" svg:width="1.587cm" svg:height="0.887cm" svg:x="15.078cm" svg:y="8.817cm">
          <draw:text-box>
            <text:p><text:span text:style-name="T4">Module 1.1</text:span></text:p>
          </draw:text-box>
        </draw:frame>
        <draw:frame draw:style-name="gr18" draw:text-style-name="P10" draw:layer="layout" svg:width="1.6cm" svg:height="0.887cm" svg:x="18.761cm" svg:y="8.818cm">
          <draw:text-box>
            <text:p><text:span text:style-name="T4">Module 1.2</text:span></text:p>
          </draw:text-box>
        </draw:frame>
        <draw:frame draw:style-name="gr18" draw:text-style-name="P10" draw:layer="layout" svg:width="1.753cm" svg:height="0.887cm" svg:x="22.418cm" svg:y="8.829cm">
          <draw:text-box>
            <text:p><text:span text:style-name="T4">Module 1.N</text:span></text:p>
          </draw:text-box>
        </draw:frame>
        <draw:frame draw:style-name="gr19" draw:text-style-name="P12" draw:layer="layout" svg:width="7.938cm" svg:height="3.493cm" svg:x="-0.588cm" svg:y="0.365cm">
          <draw:text-box>
            <text:p text:style-name="P11"><text:span text:style-name="T5">A JcM Architecture</text:span></text:p>
            <text:p text:style-name="P11"><text:span text:style-name="T5"/></text:p>
            <text:p text:style-name="P11"><text:span text:style-name="T6">PortaNet Design</text:span></text:p>
          </draw:text-box>
        </draw:frame>
        <draw:frame draw:style-name="gr20" draw:text-style-name="P13" draw:layer="layout" svg:width="9.842cm" svg:height="3.493cm" svg:x="22.273cm" svg:y="0.365cm">
          <draw:text-box>
            <text:p><text:span text:style-name="T7">RULES</text:span></text:p>
            <text:p><text:span text:style-name="T4">1.</text:span><text:span text:style-name="T8"> A module could consists of a sub-system or a sub-function.</text:span></text:p>
            <text:p><text:span text:style-name="T4">2.</text:span><text:span text:style-name="T8"> An interface allows requests to a controller. Requests may include </text:span><text:span text:style-name="T8"><text:tab/></text:span><text:span text:style-name="T8">getting a data value kept in a controller, requesting a change to a data value, requesting for an event to occur or change, requesting for a state to change, having a process occur, etc.</text:span></text:p>
            <text:p><text:span text:style-name="T9">3. </text:span><text:span text:style-name="T10">A controller allows data to be kept and modified, events/states to occur or change, running a sub-system’s or sub-function’s process, etc.</text:span></text:p>
            <text:p><text:span text:style-name="T9">4. </text:span><text:span text:style-name="T10">A driver allows communication to hardware, wrappers to pre-existing libraries, etc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12:37:28.602814543</meta:creation-date>
    <dc:date>2022-06-04T21:53:28.542577408</dc:date>
    <meta:editing-duration>PT1H28M34S</meta:editing-duration>
    <meta:editing-cycles>17</meta:editing-cycles>
    <meta:generator>LibreOffice/7.3.4.1$Linux_X86_64 LibreOffice_project/30$Build-1</meta:generator>
    <meta:document-statistic meta:object-count="60"/>
  </office:meta>
</office:document-meta>
</file>